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VariableMethodArgumentResolver.DestinationVariableMethodArgumentResolv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Variable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VariableMethodArgumentResolver.resolveArgumentInternal( MethodParameter parameter , Message &lt; ? &gt; messag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VariableNamedValueInfo.DestinationVariableNamedValueInfo( DestinationVariable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Variable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VariableMethodArgumentResolver.handleMissingValue( String name , MethodParameter parameter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